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917in"/>
    </style:style>
    <style:style style:name="co2" style:family="table-column">
      <style:table-column-properties fo:break-before="auto" style:column-width="3.8465in"/>
    </style:style>
    <style:style style:name="co3" style:family="table-column">
      <style:table-column-properties fo:break-before="auto" style:column-width="1.7937in"/>
    </style:style>
    <style:style style:name="co4" style:family="table-column">
      <style:table-column-properties fo:break-before="auto" style:column-width="0.3134in"/>
    </style:style>
    <style:style style:name="co5" style:family="table-column">
      <style:table-column-properties fo:break-before="auto" style:column-width="2.1937in"/>
    </style:style>
    <style:style style:name="co6" style:family="table-column">
      <style:table-column-properties fo:break-before="auto" style:column-width="0.356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calcext:value-type="string">
            <text:p>#info</text:p>
          </table:table-cell>
          <table:table-cell office:value-type="string" calcext:value-type="string">
            <text:p>МИЭТ</text:p>
          </table:table-cell>
          <table:table-cell office:value-type="string" calcext:value-type="string">
            <text:p>Федеральное государственное автономное образовательное учреждение высшего образования «Национальный исследовательский университет «Московский институт электронной техники»</text:p>
          </table:table-cell>
          <table:table-cell office:value-type="string" calcext:value-type="string">
            <text:p>Не добавлены льготы для филиалов. Добавлен только ВсОШ и РСОШ 2024-25.</text:p>
          </table:table-cell>
          <table:table-cell table:number-columns-repeated="2" office:value-type="string" calcext:value-type="string">
            <text:p>10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.03.04</text:p>
          </table:table-cell>
          <table:table-cell office:value-type="string" calcext:value-type="string">
            <text:p>Прикладная математ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Информатика и вычислительная техн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9.03.02</text:p>
          </table:table-cell>
          <table:table-cell office:value-type="string" calcext:value-type="string">
            <text:p>Информационные системы и технологии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9.03.03</text:p>
          </table:table-cell>
          <table:table-cell office:value-type="string" calcext:value-type="string">
            <text:p>Прикладная информат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9.03.04</text:p>
          </table:table-cell>
          <table:table-cell office:value-type="string" calcext:value-type="string">
            <text:p>Программная инженерия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.03.01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.03.01</text:p>
          </table:table-cell>
          <table:table-cell office:value-type="string" calcext:value-type="string">
            <text:p>Радиотехн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.03.02</text:p>
          </table:table-cell>
          <table:table-cell office:value-type="string" calcext:value-type="string">
            <text:p>Инфокоммуникационные технологии и системы связи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1.03.03</text:p>
          </table:table-cell>
          <table:table-cell office:value-type="string" calcext:value-type="string">
            <text:p>Конструирование и технологии электронных средств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.03.04</text:p>
          </table:table-cell>
          <table:table-cell office:value-type="string" calcext:value-type="string">
            <text:p>Электроника и наноэлектрон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.03.04</text:p>
          </table:table-cell>
          <table:table-cell office:value-type="string" calcext:value-type="string">
            <text:p>Биотехнические системы и технологии</text:p>
          </table:table-cell>
          <table:table-cell office:value-type="string" calcext:value-type="string">
            <text:p>RMFIC</text:p>
          </table:table-cell>
          <table:table-cell office:value-type="string" calcext:value-type="string">
            <text:p>2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.03.01</text:p>
          </table:table-cell>
          <table:table-cell office:value-type="string" calcext:value-type="string">
            <text:p>Техносферная безопасность</text:p>
          </table:table-cell>
          <table:table-cell office:value-type="string" calcext:value-type="string">
            <text:p>RMFIC</text:p>
          </table:table-cell>
          <table:table-cell office:value-type="string" calcext:value-type="string">
            <text:p>2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2.03.01</text:p>
          </table:table-cell>
          <table:table-cell office:value-type="string" calcext:value-type="string">
            <text:p>Материаловедение и технология материалов</text:p>
          </table:table-cell>
          <table:table-cell office:value-type="string" calcext:value-type="string">
            <text:p>RMFIC</text:p>
          </table:table-cell>
          <table:table-cell office:value-type="string" calcext:value-type="string">
            <text:p>2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7.03.04</text:p>
          </table:table-cell>
          <table:table-cell office:value-type="string" calcext:value-type="string">
            <text:p>Управление в технических системах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7.03.05</text:p>
          </table:table-cell>
          <table:table-cell office:value-type="string" calcext:value-type="string">
            <text:p>Инноват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8.03.03</text:p>
          </table:table-cell>
          <table:table-cell office:value-type="string" calcext:value-type="string">
            <text:p>Наноматериалы</text:p>
          </table:table-cell>
          <table:table-cell office:value-type="string" calcext:value-type="string">
            <text:p>RMFC</text:p>
          </table:table-cell>
          <table:table-cell office:value-type="string" calcext:value-type="string">
            <text:p>3</text:p>
          </table:table-cell>
          <table:table-cell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8.03.02</text:p>
          </table:table-cell>
          <table:table-cell office:value-type="string" calcext:value-type="string">
            <text:p>Менеджмент</text:p>
          </table:table-cell>
          <table:table-cell office:value-type="string" calcext:value-type="string">
            <text:p>RMIOHL</text:p>
          </table:table-cell>
          <table:table-cell office:value-type="string" calcext:value-type="string">
            <text:p>4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5.03.02</text:p>
          </table:table-cell>
          <table:table-cell office:value-type="string" calcext:value-type="string">
            <text:p>Лингвистика</text:p>
          </table:table-cell>
          <table:table-cell office:value-type="string" calcext:value-type="string">
            <text:p>ROHLK</text:p>
          </table:table-cell>
          <table:table-cell office:value-type="string" calcext:value-type="string">
            <text:p>5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4.03.01</text:p>
          </table:table-cell>
          <table:table-cell office:value-type="string" calcext:value-type="string">
            <text:p>Дизайн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#lgots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обществознанию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стории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английскому языку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 18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экологии</text:p>
          </table:table-cell>
          <table:table-cell office:value-type="string" calcext:value-type="string">
            <text:p>эк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 17 19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обществознанию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истории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английскому языку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литературе</text:p>
          </table:table-cell>
          <table:table-cell office:value-type="string" calcext:value-type="string">
            <text:p>литератур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 19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«Финатлон для старшеклассников» - Всероссийская олимпиада по финансовой грамотности, устойчивому развитию и защите прав потребителей финансовых услуг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«Финатлон для старшеклассников» - Всероссийская олимпиада по финансовой грамотности, устойчивому развитию и защите прав потребителей финансовых услуг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. 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. 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нализ космических снимков и геопространственных данных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эрокосмически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эрокосмически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виртуальные миры: разработка компьютерных игр, технологии виртуальной реальности, технологии дополненной реальност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виртуальные миры: разработка компьютерных игр, технологии виртуальной реальности, технологии дополненной реальност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геномное редактиров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геномное редактиров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женерные биологические систем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скусственный интеллек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скусственный интеллек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летающая робототехн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летающая робототехн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нейротехнологии и когнитив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спутниковы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спутниковы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ядерные технологи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ядерные технологи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по искусственному интеллекту</text:p>
          </table:table-cell>
          <table:table-cell office:value-type="string" calcext:value-type="string">
            <text:p>искусственный интелл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анализ данных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анализ данных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 мировых цивилизаций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 мировых цивилизаций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лолог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эконом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эконом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Сечен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литератур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прав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прав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экономическая олимпиада школьников имени Н.Д. Кондратьева</text:p>
          </table:table-cell>
          <table:table-cell office:value-type="string" calcext:value-type="string">
            <text:p>эконом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экономическая олимпиада школьников имени Н.Д. Кондратьева</text:p>
          </table:table-cell>
          <table:table-cell office:value-type="string" calcext:value-type="string">
            <text:p>эконом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Герценовская олимпиада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Интернет-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исциплинарная олимпиада школьников имени В.И. Вернадского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исциплинарная олимпиада школьников имени В.И. Вернадского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исциплинарная олимпиада школьников имени В.И. Вернадского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исциплинарная олимпиада школьников имени В.И. Вернадского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Менделеевская Олимпиада по химии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робототехн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по финансовой безопасности</text:p>
          </table:table-cell>
          <table:table-cell office:value-type="string" calcext:value-type="string">
            <text:p>финансовая безопас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ународная олимпиада по финансовой безопасности</text:p>
          </table:table-cell>
          <table:table-cell office:value-type="string" calcext:value-type="string">
            <text:p>финансовая безопас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по финансовой безопасности</text:p>
          </table:table-cell>
          <table:table-cell office:value-type="string" calcext:value-type="string">
            <text:p>финансовая безопас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по праву «ФЕМИДА»</text:p>
          </table:table-cell>
          <table:table-cell office:value-type="string" calcext:value-type="string">
            <text:p>прав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региональная олимпиада по праву «ФЕМИДА»</text:p>
          </table:table-cell>
          <table:table-cell office:value-type="string" calcext:value-type="string">
            <text:p>прав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«Евразийская лингвистическая олимпиада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компьютерная безопас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компьютерная безопас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едметная олимпиада «Юные таланты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техника и технологи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техника и технологи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техника и технологи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вероятность и статис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лингвис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робототехн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робототехн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бщероссийская олимпиада школьников «Основы православной культуры»</text:p>
          </table:table-cell>
          <table:table-cell office:value-type="string" calcext:value-type="string">
            <text:p>основы православной культур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бщероссийская олимпиада школьников «Основы православной культуры»</text:p>
          </table:table-cell>
          <table:table-cell office:value-type="string" calcext:value-type="string">
            <text:p>основы православной культур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кеан знаний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кеан знаний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кеан знаний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МГИМО МИД России для школьников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МГИМО МИД России для школьников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МГИМО МИД России для школьников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МГИМО МИД России для школьников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литератур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6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Гранит науки»</text:p>
          </table:table-cell>
          <table:table-cell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космонав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космонав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литератур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ждународные отношения и глобалис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ждународные отношения и глобалис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ханика и математическое моделиров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ханика и математическое моделиров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сновы российской государственност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сновы российской государственност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сновы российской государственност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сновы российской государственност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олитолог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олитолог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обототехн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обототехн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обототехн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усский язы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эколог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С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Надежда энергетики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Надежда энергетики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литератур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Робофест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научно-технический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научно-технический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по программированию «ТехноКубок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по химии в ФГБОУ ВО ПСПбГМУ им. И. П. Павлова Минздрава России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по экономике в рамках международного экономического фестиваля школьников «Сибириада. Шаг в мечту»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по экономике в рамках международного экономического фестиваля школьников «Сибириада. Шаг в мечту»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женерны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женерны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ческое моделирование и искусственный интеллек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ческое моделирование и искусственный интеллек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ческое моделирование и искусственный интеллек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лолог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лолог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лолог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межвузовская олимпиада школьников Сибирского федерального округа «Будущее Сибири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межвузовская олимпиада школьников Сибирского федерального округа «Будущее Сибири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 по программированию «Когнитивные технологии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литератур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химическая олимпиада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информационные и коммуникационные технологи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Пироговская олимпиада для школьников по химии и биологии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Региональный конкурс школьников Челябинского университетского образовательного округа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Региональный конкурс школьников Челябинского университетского образовательного округа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Региональный конкурс школьников Челябинского университетского образовательного округа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Северо-Восточн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Северо-Восточн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вой путь в настоящую науку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литератур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 table:number-rows-repeated="104818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323:Sheet1.F34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16:56:17.1450996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23:26.798408303</meta:creation-date>
    <dc:date>2025-01-19T17:12:50.678032876</dc:date>
    <meta:editing-duration>PT54M24S</meta:editing-duration>
    <meta:editing-cycles>10</meta:editing-cycles>
    <meta:generator>LibreOffice/24.8.4.2$Linux_X86_64 LibreOffice_project/480$Build-2</meta:generator>
    <meta:document-statistic meta:table-count="1" meta:cell-count="2334" meta:object-count="0"/>
  </office:meta>
</office:document-meta>
</file>